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QLPersistenceManager.createDbNam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QLPersistenceManager.loadBundle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stgreSQLPersistenceManager.getStorag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QLPersistenceManager.init( PM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